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Heading_20_1">
      <style:text-properties officeooo:paragraph-rsid="0013d7aa"/>
    </style:style>
    <style:style style:name="P2" style:family="paragraph" style:parent-style-name="Heading_20_5">
      <style:text-properties officeooo:rsid="0013d7aa" officeooo:paragraph-rsid="0013d7aa"/>
    </style:style>
    <style:style style:name="P3" style:family="paragraph" style:parent-style-name="Text_20_body">
      <style:text-properties officeooo:rsid="0013d7aa" officeooo:paragraph-rsid="0013d7aa"/>
    </style:style>
    <style:style style:name="P4" style:family="paragraph" style:parent-style-name="Text_20_body">
      <style:text-properties fo:font-weight="normal" officeooo:rsid="0013d7aa" officeooo:paragraph-rsid="0013d7aa" style:font-weight-asian="normal" style:font-weight-complex="normal"/>
    </style:style>
    <style:style style:name="T1" style:family="text">
      <style:text-properties officeooo:rsid="0013d7a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Aanvullende Informatie Bron Code Webopdacht</text:span></text:h>
      <text:h text:style-name="Heading_20_2" text:outline-level="2">Files</text:h>
      <text:p text:style-name="P3">In de zip file zult u een aantal files vinden. Je zult opmerken dat het allemaal php files zijn, en niet html files. Dit om het makkelijk te maken om componenten te hergebruiken in de pagina’s. Dit kwam wel met één nadeel; voor de een of andere reden werkt php includen niet voor files in subfolders. Daardoor zitten de bootstrap en responsive pagina’s niet in een subfolder, maar gewoon in de root. Hierbij een verklaring van elk van de files:</text:p>
      <text:h text:style-name="Heading_20_5" text:outline-level="5">head.php</text:h>
      <text:p text:style-name="P4">Een html component dat in de header van alle pagina’s komt te staan. Hier staan dingen in zoals de bootstrap en fontawesome links en ook onze css link.</text:p>
      <text:h text:style-name="Heading_20_5" text:outline-level="5">navigation.php</text:h>
      <text:p text:style-name="P4">Een html component met de bootstrap navigatiebalk dit op elk van de pagina’s komt te staan.</text:p>
      <text:h text:style-name="Heading_20_5" text:outline-level="5">style.css</text:h>
      <text:p text:style-name="P4">Dit is de css die op elk van de pagina’s word gebruikt.</text:p>
      <text:h text:style-name="Heading_20_5" text:outline-level="5">index.php</text:h>
      <text:p text:style-name="P4">Dit is onze thuispagina.</text:p>
      <text:h text:style-name="Heading_20_5" text:outline-level="5">contact.php</text:h>
      <text:p text:style-name="P4">Dit is een pagina met een contactformulier.</text:p>
      <text:h text:style-name="Heading_20_5" text:outline-level="5">bedankt.php</text:h>
      <text:p text:style-name="P4">Dit is de pagina waar je naar wordt doorverstuurt nadat je een bericht achter heb gelaten met het contactformulier</text:p>
      <text:h text:style-name="Heading_20_5" text:outline-level="5">video-pagina.php</text:h>
      <text:p text:style-name="P4">Dit is een pagina met een leuke video er op.</text:p>
      <text:h text:style-name="Heading_20_5" text:outline-level="5">demo-page-2.php</text:h>
      <text:p text:style-name="P4">Dit is een lege pagina.</text:p>
      <text:h text:style-name="Heading_20_5" text:outline-level="5">bootstrap.php</text:h>
      <text:p text:style-name="P4">Dit is een pagina met een demonstratie van een aantal bootstrap features. Let hierbij op dat we bootstrap 5 hebben gebruikt, ipv bootstrap 3. Bootstrap 5 heeft geen ingebouwd ‘jumbotron’ element, maar het is mogelijk om een vergelijkbaar element te maken met de basisvormen die boostrap 5 geeft. Dit hebben wij gedaan.</text:p>
      <text:h text:style-name="Heading_20_5" text:outline-level="5">responsive.php</text:h>
      <text:p text:style-name="P3">Dit is een pagina waarvan de achtergrond kleur veranderdt op basis van de breedte van het browserscherm.</text:p>
      <text:h text:style-name="Heading_20_5" text:outline-level="5"><text:soft-page-break/>responsive.css</text:h>
      <text:p text:style-name="P3">Dit is de css die wordt gebruikt in de responsive pagina. Hier vindt je een aantal breakpoints.</text:p>
      <text:h text:style-name="P2" text:outline-level="5">Media</text:h>
      <text:p text:style-name="P3">Alle andere files in de zip file zijn media: een plaatje en een vide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8T13:25:04.658001852</meta:creation-date>
    <dc:date>2024-12-08T13:50:57.943905892</dc:date>
    <meta:editing-duration>PT25M54S</meta:editing-duration>
    <meta:editing-cycles>1</meta:editing-cycles>
    <meta:document-statistic meta:table-count="0" meta:image-count="0" meta:object-count="0" meta:page-count="2" meta:paragraph-count="27" meta:word-count="299" meta:character-count="1763" meta:non-whitespace-character-count="1491"/>
    <meta:generator>LibreOffice/7.4.7.2$Linux_X86_64 LibreOffice_project/40$Build-2</meta:generator>
  </office:meta>
</office:document-meta>
</file>